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officeooo:paragraph-rsid="00196c97"/>
    </style:style>
    <style:style style:name="P2" style:family="paragraph" style:parent-style-name="Footer">
      <style:paragraph-properties fo:padding="0.074cm" fo:border-left="none" fo:border-right="none" fo:border-top="none" fo:border-bottom="0.06pt solid #000000" style:join-border="false"/>
      <style:text-properties officeooo:paragraph-rsid="00196c97"/>
    </style:style>
    <style:style style:name="P3" style:family="paragraph" style:parent-style-name="Footer">
      <style:text-properties officeooo:paragraph-rsid="00196c97"/>
    </style:style>
    <style:style style:name="P4" style:family="paragraph" style:parent-style-name="Standard">
      <style:text-properties officeooo:rsid="002303a2" officeooo:paragraph-rsid="002303a2"/>
    </style:style>
    <style:style style:name="P5" style:family="paragraph" style:parent-style-name="Standard">
      <style:text-properties officeooo:rsid="002303a2" officeooo:paragraph-rsid="00241074"/>
    </style:style>
    <style:style style:name="P6" style:family="paragraph" style:parent-style-name="Standard">
      <style:text-properties officeooo:rsid="002303a2" officeooo:paragraph-rsid="00265aee"/>
    </style:style>
    <style:style style:name="P7" style:family="paragraph" style:parent-style-name="Standard">
      <style:text-properties officeooo:rsid="00260835" officeooo:paragraph-rsid="00260835"/>
    </style:style>
    <style:style style:name="P8" style:family="paragraph" style:parent-style-name="Standard">
      <style:text-properties officeooo:rsid="00260835" officeooo:paragraph-rsid="00265aee"/>
    </style:style>
    <style:style style:name="P9" style:family="paragraph" style:parent-style-name="Standard">
      <style:text-properties officeooo:rsid="00260835" officeooo:paragraph-rsid="002f31af"/>
    </style:style>
    <style:style style:name="P10" style:family="paragraph" style:parent-style-name="Standard">
      <style:text-properties officeooo:rsid="00260835" officeooo:paragraph-rsid="002f7d98"/>
    </style:style>
    <style:style style:name="P11" style:family="paragraph" style:parent-style-name="Standard">
      <style:text-properties officeooo:rsid="00265aee" officeooo:paragraph-rsid="00265aee"/>
    </style:style>
    <style:style style:name="P12" style:family="paragraph" style:parent-style-name="Standard">
      <style:text-properties officeooo:rsid="00279db1" officeooo:paragraph-rsid="00279db1"/>
    </style:style>
    <style:style style:name="P13" style:family="paragraph" style:parent-style-name="Standard">
      <style:text-properties officeooo:rsid="002f31af" officeooo:paragraph-rsid="002f31af"/>
    </style:style>
    <style:style style:name="P14" style:family="paragraph" style:parent-style-name="Standard">
      <style:text-properties officeooo:rsid="002f31af" officeooo:paragraph-rsid="002f7d98"/>
    </style:style>
    <style:style style:name="P15" style:family="paragraph" style:parent-style-name="Standard">
      <style:text-properties officeooo:rsid="002f7d98" officeooo:paragraph-rsid="002f7d98"/>
    </style:style>
    <style:style style:name="P16" style:family="paragraph" style:parent-style-name="Standard">
      <style:text-properties officeooo:rsid="002f7d98" officeooo:paragraph-rsid="003081e7"/>
    </style:style>
    <style:style style:name="P17" style:family="paragraph" style:parent-style-name="Text_20_body">
      <style:text-properties officeooo:rsid="00279db1" officeooo:paragraph-rsid="00279db1"/>
    </style:style>
    <style:style style:name="P18" style:family="paragraph" style:parent-style-name="Text_20_body">
      <style:text-properties officeooo:rsid="0029811c" officeooo:paragraph-rsid="0029811c"/>
    </style:style>
    <style:style style:name="P19" style:family="paragraph" style:parent-style-name="Text_20_body">
      <style:text-properties officeooo:paragraph-rsid="0029811c"/>
    </style:style>
    <style:style style:name="P20" style:family="paragraph" style:parent-style-name="Text_20_body">
      <style:text-properties officeooo:rsid="002aa365" officeooo:paragraph-rsid="002aa365"/>
    </style:style>
    <style:style style:name="P21" style:family="paragraph" style:parent-style-name="Text_20_body">
      <style:text-properties officeooo:rsid="002b619d" officeooo:paragraph-rsid="002b619d"/>
    </style:style>
    <style:style style:name="P22" style:family="paragraph" style:parent-style-name="Frame_20_contents">
      <style:text-properties fo:color="#00ff00" style:font-name="Liberation Mono" officeooo:rsid="002487f3" officeooo:paragraph-rsid="002487f3"/>
    </style:style>
    <style:style style:name="P23" style:family="paragraph" style:parent-style-name="Frame_20_contents">
      <style:text-properties fo:color="#00ff00" style:font-name="Liberation Mono" officeooo:rsid="002487f3" officeooo:paragraph-rsid="00265aee"/>
    </style:style>
    <style:style style:name="P24" style:family="paragraph" style:parent-style-name="Frame_20_contents">
      <style:text-properties fo:color="#00ff00" style:font-name="Liberation Mono" officeooo:rsid="00265aee" officeooo:paragraph-rsid="00265aee"/>
    </style:style>
    <style:style style:name="P25" style:family="paragraph" style:parent-style-name="Frame_20_contents">
      <style:text-properties fo:color="#00ff00" style:font-name="Liberation Mono" officeooo:rsid="00279db1" officeooo:paragraph-rsid="00279db1"/>
    </style:style>
    <style:style style:name="P26" style:family="paragraph" style:parent-style-name="Frame_20_contents">
      <style:text-properties fo:color="#00ff00" style:font-name="Liberation Mono" officeooo:rsid="0029811c" officeooo:paragraph-rsid="0029811c"/>
    </style:style>
    <style:style style:name="P27" style:family="paragraph" style:parent-style-name="Frame_20_contents">
      <style:text-properties fo:color="#00ff00" style:font-name="Liberation Mono" fo:font-size="9pt" officeooo:rsid="0029811c" officeooo:paragraph-rsid="002b619d" style:font-size-asian="9pt" style:font-size-complex="9pt"/>
    </style:style>
    <style:style style:name="P28" style:family="paragraph" style:parent-style-name="Frame_20_contents">
      <style:text-properties fo:color="#00ff00" style:font-name="Liberation Mono" fo:font-size="9pt" officeooo:rsid="002b619d" officeooo:paragraph-rsid="002b619d" style:font-size-asian="9pt" style:font-size-complex="9pt"/>
    </style:style>
    <style:style style:name="P29" style:family="paragraph" style:parent-style-name="Frame_20_contents">
      <style:text-properties fo:color="#00ff00" style:font-name="Liberation Mono" officeooo:rsid="00260835" officeooo:paragraph-rsid="00260835"/>
    </style:style>
    <style:style style:name="P30" style:family="paragraph" style:parent-style-name="Frame_20_contents">
      <style:text-properties fo:color="#00ff00" style:font-name="Liberation Mono" officeooo:rsid="002aa365" officeooo:paragraph-rsid="002aa365"/>
    </style:style>
    <style:style style:name="P31" style:family="paragraph" style:parent-style-name="Frame_20_contents">
      <style:text-properties fo:color="#00ff00" style:font-name="Liberation Mono" officeooo:rsid="002f7d98" officeooo:paragraph-rsid="002f7d98"/>
    </style:style>
    <style:style style:name="P32" style:family="paragraph" style:parent-style-name="Frame_20_contents">
      <style:text-properties fo:color="#ffd320" style:font-name="Liberation Mono" officeooo:rsid="002487f3" officeooo:paragraph-rsid="00265aee"/>
    </style:style>
    <style:style style:name="P33" style:family="paragraph" style:parent-style-name="Frame_20_contents">
      <style:text-properties fo:color="#ffd320" style:font-name="Liberation Mono" officeooo:rsid="00265aee" officeooo:paragraph-rsid="00265aee"/>
    </style:style>
    <style:style style:name="P34" style:family="paragraph" style:parent-style-name="Frame_20_contents">
      <style:text-properties fo:color="#ffd320" style:font-name="Liberation Mono" officeooo:rsid="00265aee" officeooo:paragraph-rsid="00260835"/>
    </style:style>
    <style:style style:name="P35" style:family="paragraph" style:parent-style-name="Frame_20_contents">
      <style:text-properties fo:color="#ffd320" style:font-name="Liberation Mono" officeooo:rsid="00265aee" officeooo:paragraph-rsid="002f7d98"/>
    </style:style>
    <style:style style:name="P36" style:family="paragraph" style:parent-style-name="Frame_20_contents">
      <style:text-properties fo:color="#ffd320" style:font-name="Liberation Mono" officeooo:rsid="00279db1" officeooo:paragraph-rsid="00279db1"/>
    </style:style>
    <style:style style:name="P37" style:family="paragraph" style:parent-style-name="Frame_20_contents">
      <style:text-properties fo:color="#ffd320" style:font-name="Liberation Mono" officeooo:rsid="002aa365" officeooo:paragraph-rsid="002aa365"/>
    </style:style>
    <style:style style:name="P38" style:family="paragraph" style:parent-style-name="Frame_20_contents">
      <style:text-properties fo:color="#ffd320" style:font-name="Liberation Mono" officeooo:rsid="002b619d" officeooo:paragraph-rsid="002b619d"/>
    </style:style>
    <style:style style:name="P39" style:family="paragraph" style:parent-style-name="Standard" style:list-style-name="L1">
      <style:text-properties officeooo:rsid="0021e8a0" officeooo:paragraph-rsid="0021e8a0"/>
    </style:style>
    <style:style style:name="P40" style:family="paragraph" style:parent-style-name="Standard" style:list-style-name="L2">
      <style:text-properties officeooo:rsid="0021e8a0" officeooo:paragraph-rsid="0021e8a0"/>
    </style:style>
    <style:style style:name="P41" style:family="paragraph" style:parent-style-name="Standard" style:list-style-name="L2">
      <style:text-properties officeooo:rsid="0021e8a0" officeooo:paragraph-rsid="00265aee"/>
    </style:style>
    <style:style style:name="P42" style:family="paragraph" style:parent-style-name="Standard" style:list-style-name="L2">
      <style:text-properties officeooo:paragraph-rsid="0031dd76"/>
    </style:style>
    <style:style style:name="P43" style:family="paragraph" style:parent-style-name="Standard" style:list-style-name="L2">
      <style:text-properties officeooo:rsid="00265aee" officeooo:paragraph-rsid="00265aee"/>
    </style:style>
    <style:style style:name="P44" style:family="paragraph" style:parent-style-name="Standard">
      <style:text-properties officeooo:rsid="00265aee" officeooo:paragraph-rsid="00265aee"/>
    </style:style>
    <style:style style:name="P45" style:family="paragraph" style:parent-style-name="Standard" style:list-style-name="L3">
      <style:text-properties officeooo:paragraph-rsid="0031dd76"/>
    </style:style>
    <style:style style:name="P46" style:family="paragraph" style:parent-style-name="Standard" style:list-style-name="L3">
      <style:text-properties officeooo:rsid="0031dd76" officeooo:paragraph-rsid="0031dd76"/>
    </style:style>
    <style:style style:name="P47" style:family="paragraph" style:parent-style-name="Standard" style:list-style-name="L3">
      <style:text-properties officeooo:rsid="002303a2" officeooo:paragraph-rsid="0031dd76"/>
    </style:style>
    <style:style style:name="P48" style:family="paragraph" style:parent-style-name="Standard" style:list-style-name="L2">
      <style:text-properties officeooo:rsid="002303a2" officeooo:paragraph-rsid="002303a2"/>
    </style:style>
    <style:style style:name="P49" style:family="paragraph" style:parent-style-name="Standard">
      <style:text-properties officeooo:rsid="00260835" officeooo:paragraph-rsid="002f7d98"/>
    </style:style>
    <style:style style:name="P50" style:family="paragraph" style:parent-style-name="Standard">
      <style:text-properties officeooo:rsid="003acf53" officeooo:paragraph-rsid="003acf53"/>
    </style:style>
    <style:style style:name="P51" style:family="paragraph" style:parent-style-name="Standard">
      <style:text-properties officeooo:rsid="00279db1" officeooo:paragraph-rsid="00279db1"/>
    </style:style>
    <style:style style:name="P52" style:family="paragraph" style:parent-style-name="Heading_20_3">
      <style:text-properties officeooo:paragraph-rsid="0031dd76"/>
    </style:style>
    <style:style style:name="P53" style:family="paragraph" style:parent-style-name="Heading_20_3">
      <style:text-properties officeooo:rsid="00241074" officeooo:paragraph-rsid="00241074"/>
    </style:style>
    <style:style style:name="P54" style:family="paragraph" style:parent-style-name="Heading_20_3">
      <style:text-properties officeooo:rsid="00279db1" officeooo:paragraph-rsid="00279db1"/>
    </style:style>
    <style:style style:name="P55" style:family="paragraph" style:parent-style-name="Heading_20_3" style:list-style-name="">
      <style:text-properties officeooo:rsid="002f31af" officeooo:paragraph-rsid="002f31af"/>
    </style:style>
    <style:style style:name="P56" style:family="paragraph" style:parent-style-name="Heading_20_3">
      <style:paragraph-properties fo:break-before="page"/>
      <style:text-properties officeooo:rsid="002f31af" officeooo:paragraph-rsid="002f31af"/>
    </style:style>
    <style:style style:name="T1" style:family="text">
      <style:text-properties officeooo:rsid="0021e8a0"/>
    </style:style>
    <style:style style:name="T2" style:family="text">
      <style:text-properties officeooo:rsid="0039fbff"/>
    </style:style>
    <style:style style:name="T3" style:family="text">
      <style:text-properties officeooo:rsid="002db519"/>
    </style:style>
    <style:style style:name="T4" style:family="text">
      <style:text-properties fo:font-weight="bold" style:font-weight-asian="bold" style:font-weight-complex="bold"/>
    </style:style>
    <style:style style:name="T5" style:family="text">
      <style:text-properties fo:font-weight="bold" officeooo:rsid="002303a2" style:font-weight-asian="bold" style:font-weight-complex="bold"/>
    </style:style>
    <style:style style:name="T6" style:family="text">
      <style:text-properties fo:font-weight="bold" officeooo:rsid="00265aee" style:font-weight-asian="bold" style:font-weight-complex="bold"/>
    </style:style>
    <style:style style:name="T7" style:family="text">
      <style:text-properties officeooo:rsid="002303a2"/>
    </style:style>
    <style:style style:name="T8" style:family="text">
      <style:text-properties officeooo:rsid="00241074"/>
    </style:style>
    <style:style style:name="T9" style:family="text">
      <style:text-properties officeooo:rsid="00260835"/>
    </style:style>
    <style:style style:name="T10" style:family="text">
      <style:text-properties officeooo:rsid="00265aee"/>
    </style:style>
    <style:style style:name="T11" style:family="text">
      <style:text-properties officeooo:rsid="00279db1"/>
    </style:style>
    <style:style style:name="T12" style:family="text">
      <style:text-properties officeooo:rsid="0029811c"/>
    </style:style>
    <style:style style:name="T13" style:family="text">
      <style:text-properties officeooo:rsid="002aa365"/>
    </style:style>
    <style:style style:name="T14" style:family="text">
      <style:text-properties officeooo:rsid="002b619d"/>
    </style:style>
    <style:style style:name="T15" style:family="text">
      <style:text-properties officeooo:rsid="002f31af"/>
    </style:style>
    <style:style style:name="T16" style:family="text">
      <style:text-properties officeooo:rsid="002f7d98"/>
    </style:style>
    <style:style style:name="T17" style:family="text">
      <style:text-properties officeooo:rsid="0031dd76"/>
    </style:style>
    <style:style style:name="fr1" style:family="graphic" style:parent-style-name="Frame">
      <style:graphic-properties style:run-through="foreground" style:wrap="none" style:vertical-pos="top" style:vertical-rel="paragraph-content" style:horizontal-pos="center" style:horizontal-rel="paragraph" fo:background-color="#666666" style:background-transparency="0%" draw:fill="solid" draw:fill-color="#666666" draw:opacity="100%" fo:padding="0.19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fo:background-color="#666666" style:background-transparency="0%" draw:fill="solid" draw:fill-color="#666666" draw:opacity="100%" fo:padding="0.199cm" fo:border="0.06pt solid #000000" style:shadow="none" draw:shadow-opacity="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f you just want to use the OVMS module to access your car's diagnostics or do some tuning, you can do so without <text:span text:style-name="T1">a </text:span>SIM card over the module's serial port.</text:p>
      <text:p text:style-name="Standard"/>
      <text:h text:style-name="Heading_20_3" text:outline-level="3">You'll need...</text:h>
      <text:list xml:id="list2485883986865469702" text:style-name="L1">
        <text:list-item>
          <text:p text:style-name="P39">OVMS module</text:p>
        </text:list-item>
        <text:list-item>
          <text:p text:style-name="P39">OVMS OBD2 connector cable</text:p>
        </text:list-item>
        <text:list-item>
          <text:p text:style-name="P39">USB to serial port (9 pin) adapter (or serial cable if your Laptop still has a serial port)</text:p>
        </text:list-item>
        <text:list-item>
          <text:p text:style-name="P39">Laptop running some terminal program (i.e. Minicom or HyperTerminal)</text:p>
        </text:list-item>
      </text:list>
      <text:p text:style-name="Standard"/>
      <text:p text:style-name="Standard">If the module is new you probably <text:span text:style-name="T1">also </text:span>need to flash the latest firmware version first <text:span text:style-name="T1">to enable all functions</text:span>, <text:span text:style-name="T1">so don't forget the PICkit on your shopping list.</text:span></text:p>
      <text:p text:style-name="Standard"/>
      <text:h text:style-name="P52" text:outline-level="3">Setup</text:h>
      <text:list xml:id="list813664886502113482" text:style-name="L2">
        <text:list-item>
          <text:p text:style-name="P40">Connect the module's DIAG port to your Laptop and start the terminal program.</text:p>
        </text:list-item>
        <text:list-item>
          <text:p text:style-name="P41">Set the terminal parameters to <text:span text:style-name="T4">9600 baud, 8N1, no flow control, </text:span><text:span text:style-name="T6">automatic line feeds</text:span>. <text:span text:style-name="T15">Check if the backspace key is transmitted as backspace (not del).</text:span></text:p>
        </text:list-item>
        <text:list-item>
          <text:p text:style-name="P43">Activate the terminal log output to a file for later processing.</text:p>
        </text:list-item>
        <text:list-item>
          <text:p text:style-name="P40"><text:span text:style-name="T11">Switch the car on and c</text:span>onnect the module's VEHICLE port to <text:span text:style-name="T11">the</text:span> car.</text:p>
        </text:list-item>
        <text:list-item>
          <text:p text:style-name="P42"><text:span text:style-name="T1">Wait for the first output to appear („RDY“), then type „</text:span><text:span text:style-name="T5">SETUP</text:span><text:span text:style-name="T7">“ (or "setup") + enter (you might consider <text:s/>assigning this to a macro key; minicom interprets „^M“ as the enter key).</text:span></text:p>
        </text:list-item>
      </text:list>
      <text:list xml:id="list3376085243795620067" text:style-name="L3">
        <text:list-item>
          <text:list>
            <text:list-item>
              <text:p text:style-name="P45"><text:span text:style-name="T5">If you do not see a "RDY" line</text:span><text:span text:style-name="T7"> on powering up the module, your modem needs a </text:span><text:span text:style-name="T5">one time</text:span><text:span text:style-name="T7"> configuration change to set the terminal speed to 9600 baud on boot:</text:span></text:p>
              <text:list>
                <text:list-item>
                  <text:p text:style-name="P46">let the module connected, wait until output appears</text:p>
                </text:list-item>
                <text:list-item>
                  <text:p text:style-name="P47">type "AT+IPR=9600" + enter =&gt; the modem should respond with "OK"</text:p>
                </text:list-item>
                <text:list-item>
                  <text:p text:style-name="P46">type "AT&amp;W" + enter =&gt; <text:span text:style-name="T7">the modem should respond with "OK"</text:span></text:p>
                </text:list-item>
                <text:list-item>
                  <text:p text:style-name="P46">reboot the module (disconnect + reconnect) &amp; try again.</text:p>
                </text:list-item>
              </text:list>
            </text:list-item>
          </text:list>
        </text:list-item>
      </text:list>
      <text:list xml:id="list182520687433959" text:continue-list="list813664886502113482" text:style-name="L2">
        <text:list-item>
          <text:p text:style-name="P48"><text:span text:style-name="T17">T</text:span>he module <text:span text:style-name="T17">should now</text:span> respond with „# OVMS DIAGNOSTICS MODE“ and continuously flash the red &amp; green LED 10 times.</text:p>
        </text:list-item>
      </text:list>
      <text:p text:style-name="P4"/>
      <text:p text:style-name="P4"><draw:frame draw:style-name="fr1" draw:name="Rahmen1" text:anchor-type="paragraph" svg:width="15.843cm" draw:z-index="0"><draw:text-box fo:min-height="4.283cm"><text:p text:style-name="P22">RDY</text:p><text:p text:style-name="P22"/><text:p text:style-name="P22">GPS Ready</text:p><text:p text:style-name="P22"/><text:p text:style-name="P32">SETUP</text:p><text:p text:style-name="P23"/><text:p text:style-name="P22"># OVMS DIAGNOSTICS MODE</text:p><text:p text:style-name="P22"/></draw:text-box></draw:frame></text:p>
      <text:p text:style-name="P4">You are now in „DIAG mode“, which means the module will not try to access any GSM / GPRS network, instead it will read commands from the serial port and send command output there as well.</text:p>
      <text:p text:style-name="P4"/>
      <text:p text:style-name="P4"><text:span text:style-name="T9">T</text:span>he GSM modem is listening to your input as well, you can send „AT“ commands to it <text:span text:style-name="T9">(see SIM908 / SIM808 manual for these)</text:span>. OVMS commands are not understood by the GSM modem, so <text:soft-page-break/>it will output „ERROR“ <text:span text:style-name="T10">(sometimes „OK“)</text:span> for these – that's normal and can be ignored.</text:p>
      <text:p text:style-name="P6"/>
      <text:p text:style-name="P13">There is minimal line editing support: beginning with firmware framework version 2.8.2, you may use the backspace key to correct wrong input characters, and Ctrl-A / Ctrl-C to abort an input. Before 2.8.2 there was no editing, a workaround is to use some text editor to create the commands and copy them into the terminal. Another option is to use the perl client "diagcmd.pl", see below.</text:p>
      <text:p text:style-name="P6"/>
      <text:p text:style-name="P11">OVMS commands can be „SMS“ or „MSG“ commands. SMS commands tend to be more readable, MSG commands are optimized for data processing. <text:span text:style-name="T8">All OVMS commands are terminated by the enter key (CR) and need to be sent with exact syntax, i.e. no additional or left out space characters. Command keywords may be given in lower case, but arguments may need to be exact.</text:span></text:p>
      <text:p text:style-name="P11"/>
      <text:p text:style-name="P5"/>
      <text:h text:style-name="P53" text:outline-level="3"><text:bookmark-start text:name="__DdeLink__389_1588918787"/><text:span text:style-name="T9">Configure c</text:span>ar <text:span text:style-name="T9">type and CAN bus write access</text:span></text:h>
      <text:p text:style-name="P8"><text:bookmark-end text:name="__DdeLink__389_1588918787"/>This only needs to be done once for a new or erased module, or if connecting to another car type.</text:p>
      <text:p text:style-name="P8">To configure the module for the Renault Twizy, send:</text:p>
      <text:p text:style-name="P7"/>
      <text:p text:style-name="P7"><draw:frame draw:style-name="fr1" draw:name="Rahmen2" text:anchor-type="paragraph" svg:width="15.843cm" draw:z-index="1"><draw:text-box fo:min-height="1.118cm"><text:p text:style-name="P34">m 4,14,RT</text:p></draw:text-box></draw:frame><text:span text:style-name="T10">Note the space character after the „m“. </text:span>This issues the MSG command #4 to set parameter #14 (car type) to „RT“ (Renault Twizy). The module responds with:</text:p>
      <text:p text:style-name="P7"><draw:frame draw:style-name="fr2" draw:name="Rahmen3" text:anchor-type="paragraph" svg:x="0.579cm" svg:y="0.429cm" svg:width="15.843cm" draw:z-index="2"><draw:text-box fo:min-height="1.132cm"><text:p text:style-name="P29"># MP-0 c4,0</text:p></draw:text-box></draw:frame>„MP-0“ is the standard result intro for MSG commands, „c4“ means command #4 and „0“ means „OK“.</text:p>
      <text:p text:style-name="P7"/>
      <text:p text:style-name="P7">Test the car type by e.g. <text:span text:style-name="T10">sending the „STAT“ SMS command:</text:span></text:p>
      <text:p text:style-name="P7"><draw:frame draw:style-name="fr2" draw:name="Rahmen4" text:anchor-type="paragraph" svg:x="0.579cm" svg:y="0.429cm" svg:width="15.843cm" draw:z-index="3"><draw:text-box fo:min-height="1.132cm"><text:p text:style-name="P33">s stat</text:p><text:p text:style-name="P33"/><text:p text:style-name="P24"># Not charging</text:p><text:p text:style-name="P24"><text:s/>Full charge: 20 min.</text:p><text:p text:style-name="P24"><text:s/>Range: 48 - 48 km</text:p><text:p text:style-name="P24"><text:s/>SOC: 96.98% (96.98%..97.02%)</text:p><text:p text:style-name="P24"><text:s/>ODO: 32526.1 km</text:p></draw:text-box></draw:frame>...<text:span text:style-name="T10">or by checking the battery pack &amp; cell voltages:</text:span></text:p>
      <text:p text:style-name="P7"><draw:frame draw:style-name="fr2" draw:name="Rahmen5" text:anchor-type="paragraph" svg:x="0.579cm" svg:y="0.429cm" svg:width="15.843cm" draw:z-index="4"><draw:text-box fo:min-height="1.132cm"><text:p text:style-name="P33">s batt v</text:p><text:p text:style-name="P33"/><text:p text:style-name="P24"># P:57.50V ?1:4.115V 2:4.105V 3:4.105V 4:4.105V 5:4.105V 6:4.105V 7:4.105V 8:4.105V 9:4.105V 10:4.105V 11:4.105V 12:4.105V 13:4.105V ?14:4.115V </text:p></draw:text-box></draw:frame><text:soft-page-break/></text:p>
      <text:p text:style-name="P12">If you want to access the SEVCON, set feature #15 to 1 to allow CAN write access:</text:p>
      <text:p text:style-name="P12"><draw:frame draw:style-name="fr2" draw:name="Rahmen6" text:anchor-type="paragraph" svg:x="0.579cm" svg:y="0.429cm" svg:width="15.843cm" draw:z-index="5"><draw:text-box fo:min-height="1.132cm"><text:p text:style-name="P36">m 2,15,1</text:p><text:p text:style-name="P25"># MP-0 c2,0</text:p></draw:text-box></draw:frame>(MSG command 2 = set feature, you could also use „s feature 15 1“)</text:p>
      <text:p text:style-name="P12"/>
      <text:p text:style-name="P12"/>
      <text:h text:style-name="P54" text:outline-level="3">SEVCON access &amp; tuning</text:h>
      <text:p text:style-name="P17">Straight forward, as shown before: SMS commands are sent with the „s“ prefix. Same applies to the „CFG“ command. Example: set the smoothing to 0...</text:p>
      <text:p text:style-name="P17"><draw:frame draw:style-name="fr2" draw:name="Rahmen7" text:anchor-type="paragraph" svg:x="0.579cm" svg:y="0.088cm" svg:width="15.843cm" draw:z-index="6"><draw:text-box fo:min-height="1.132cm"><text:p text:style-name="P36">s cfg smooth 0</text:p><text:p text:style-name="P25"># CFG SMOOTH: OK scrv=1 srmp=0</text:p></draw:text-box></draw:frame>...<text:span text:style-name="T13">and recuperation to 20% neutral and 40% on brake:</text:span></text:p>
      <text:p text:style-name="P18"><draw:frame draw:style-name="fr2" draw:name="Rahmen9" text:anchor-type="paragraph" svg:x="0.579cm" svg:y="0.088cm" svg:width="15.843cm" draw:z-index="8"><draw:text-box fo:min-height="1.132cm"><text:p text:style-name="P37">s cfg recup 20 40</text:p><text:p text:style-name="P30"># CFG RECUP: OK ntr=202 brk=404</text:p></draw:text-box></draw:frame>All CFG command options work just the same way as via SMS, so you can also do low level accesses like this:</text:p>
      <text:p text:style-name="P19"><draw:frame draw:style-name="fr2" draw:name="Rahmen8" text:anchor-type="paragraph" svg:x="0.579cm" svg:y="0.152cm" svg:width="15.843cm" draw:z-index="7"><draw:text-box fo:min-height="1.132cm"><text:p text:style-name="P36">s cfg <text:span text:style-name="T12">read 3814 1</text:span></text:p><text:p text:style-name="P26"># CFG READ: <text:s/>SDO 0x3814.01: 0x004C = 76</text:p></draw:text-box></draw:frame></text:p>
      <text:h text:style-name="P54" text:outline-level="3">Download diagnostics</text:h>
      <text:p text:style-name="P20">The SEVCON diagnostic data cannot be accessed via SMS, so you need to use the MSG commands for this via DIAG mode as well.</text:p>
      <text:p text:style-name="P20">We do not have a server connection in DIAG mode, but we don't need one: the MSG command <text:span text:style-name="T14">#210 </text:span>telling the module to <text:span text:style-name="T14">read and </text:span>upload the SEVCON diagnostics to the server will just output the records on the terminal instead of sending them to the server.</text:p>
      <text:p text:style-name="P20">Example: <text:span text:style-name="T14">read the SEVCON event counters:</text:span></text:p>
      <text:p text:style-name="P21"><draw:frame draw:style-name="fr2" draw:name="Rahmen10" text:anchor-type="paragraph" svg:x="0.579cm" svg:y="0.152cm" svg:width="15.843cm" draw:z-index="9"><draw:text-box fo:min-height="1.132cm"><text:p text:style-name="P38">m 210,4</text:p><text:p text:style-name="P28"># MP-0 HRT-ENG-LogKeyTime,0,86400,445,200</text:p><text:p text:style-name="P28">MP-0 HRT-ENG-LogCounts,0,86400,488E,Mom dir,441,2,0,112,210</text:p><text:p text:style-name="P28">MP-0 HRT-ENG-LogCounts,1,86400,4582,Safety Case 1,257,122,153,7,4</text:p><text:p text:style-name="P28">MP-0 HRT-ENG-LogCounts,2,86400,5143,VERLOG,363,23,297,130,2</text:p><text:p text:style-name="P28">MP-0 HRT-ENG-LogCounts,3,86400,4F01,Bad State,412,98,410,47,8</text:p><text:p text:style-name="P28">MP-0 HRT-ENG-LogCounts,4,86400,4701,CAN Warn,410,97,410,47,2</text:p><text:p text:style-name="P28">MP-0 HRT-ENG-LogCounts,5,86400,4681,Preop,442,207,410,47,99</text:p><text:p text:style-name="P28">MP-0 HRT-ENG-LogCounts,6,86400,2401,Login,445,197,410,115,174</text:p><text:p text:style-name="P28">MP-0 HRT-ENG-LogCounts,7,86400,4F55,DSP param,438,171,420,65,3</text:p><text:p text:style-name="P28">MP-0 HRT-ENG-LogCounts,8,86400,5043,Param fixed range error,434,109,434,109,1</text:p><text:p text:style-name="P28">MP-0 HRT-ENG-LogCounts,9,86400,0000,,0,0,0,0,0</text:p><text:p text:style-name="P28">MP-0 c210,0,4,10</text:p><text:p text:style-name="P27"/></draw:text-box></draw:frame><text:soft-page-break/>The CSV record format can easily be extracted from the terminal log and read into a spread sheet. Field order is close to the server records, except the primary key (0-9 here) and the expire time (86400 = 24h here) instead of the timestamp.</text:p>
      <text:p text:style-name="P21"/>
      <text:h text:style-name="P55" text:outline-level="3"/>
      <text:h text:style-name="P56" text:outline-level="3">DIAG mode Perl clients</text:h>
      <text:p text:style-name="P13">The Perl client "<text:span text:style-name="T4">diagcmd.pl</text:span>" can be used as an alternative to a terminal emulator, for example to script a diag session. It can establish the diag mode automatically and send an arbitrary number of commands to the module.</text:p>
      <text:p text:style-name="P13"/>
      <text:p text:style-name="P9"><text:span text:style-name="T15">Example: t</text:span>o <text:span text:style-name="T15">initialize diag mode, </text:span>configure the module for the Renault Twizy <text:span text:style-name="T16">and enable CAN write access</text:span>, <text:span text:style-name="T15">you can do</text:span>:</text:p>
      <text:p text:style-name="P9"/>
      <text:p text:style-name="P9"><draw:frame draw:style-name="fr1" draw:name="Rahmen11" text:anchor-type="paragraph" svg:width="15.843cm" draw:z-index="10"><draw:text-box fo:min-height="1.118cm"><text:p text:style-name="P35"><text:span text:style-name="T16">perl diagcmd.pl --init "</text:span>m 4,14,RT<text:span text:style-name="T15">" "m 2,15,1"</text:span></text:p></draw:text-box></draw:frame><text:span text:style-name="T16">Due to "--init" t</text:span>he <text:span text:style-name="T16">command</text:span> <text:span text:style-name="T16">will first establish the OVMS diag mode:</text:span></text:p>
      <text:p text:style-name="P10"><draw:frame draw:style-name="fr2" draw:name="Rahmen12" text:anchor-type="paragraph" svg:x="0.579cm" svg:y="0.429cm" svg:width="15.843cm" draw:z-index="11"><draw:text-box fo:min-height="1.132cm"><text:p text:style-name="P31">*** INIT: PLEASE POWER UP OR RESET OVMS MODULE NOW</text:p></draw:text-box></draw:frame><text:span text:style-name="T16">Some seconds after powering up / resetting the module you should see</text:span>:</text:p>
      <text:p text:style-name="P10"><draw:frame draw:style-name="fr2" draw:name="Rahmen14" text:anchor-type="paragraph" svg:x="0.579cm" svg:y="0.429cm" svg:width="15.843cm" draw:z-index="12"><draw:text-box fo:min-height="1.132cm"><text:p text:style-name="P31">*** INIT: DIAG MODE ESTABLISHED</text:p><text:p text:style-name="P31">MP-0 c4,0</text:p><text:p text:style-name="P31">MP-0 c2,0</text:p></draw:text-box></draw:frame></text:p>
      <text:p text:style-name="P15">You can issue further commands without "--init" once the module is in diagnostics mode.</text:p>
      <text:p text:style-name="P10"/>
      <text:p text:style-name="P50"><text:span text:style-name="T4">If diag mode cannot be established</text:span>, please read section "Setup" (fix terminal speed).</text:p>
      <text:p text:style-name="P10"/>
      <text:p text:style-name="P15">The Perl client "<text:span text:style-name="T4">dcf_download.pl</text:span>" can be used to download the complete SEVCON device configuration (register dump with dictionary meta data). This may be useful as a reference/backup if you're about to change registers outside the macro command scope. Btw: the client contains some useful Perl wrapper functions to make reading from &amp; writing to SEVCON registers easy.</text:p>
      <text:p text:style-name="P10"/>
      <text:p text:style-name="P16">Note: you may need to specify your serial device / com port. For more details read client/README, for command options use "--help" on both client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padding="0.074cm" fo:border-left="none" fo:border-right="none" fo:border-top="none" fo:border-bottom="0.06pt solid #000000" style:join-border="false"/>
      <style:text-properties officeooo:paragraph-rsid="00196c97"/>
    </style:style>
    <style:style style:name="MP3" style:family="paragraph" style:parent-style-name="Footer">
      <style:text-properties officeooo:paragraph-rsid="00196c97"/>
    </style:style>
    <style:style style:name="MT1" style:family="text">
      <style:text-properties officeooo:rsid="0021e8a0"/>
    </style:style>
    <style:style style:name="MT2" style:family="text">
      <style:text-properties officeooo:rsid="0039fbff"/>
    </style:style>
    <style:style style:name="MT3" style:family="text">
      <style:text-properties officeooo:rsid="002db51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text:span text:style-name="MT1">Howto: Using without SIM card</text:span><text:tab/><text:tab/>201<text:span text:style-name="MT2">6</text:span>/<text:span text:style-name="MT2">05</text:span>/<text:span text:style-name="MT3">26</text:span></text:p>
      </style:header>
      <style:footer>
        <text:p text:style-name="MP2"/>
        <text:p text:style-name="MP3"><text:tab/><text:page-number text:select-page="current">3</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4-11-08T14:20:55</meta:creation-date>
    <dc:date>2016-05-26T18:25:19.483860025</dc:date>
    <meta:editing-duration>PT4H30M11S</meta:editing-duration>
    <meta:editing-cycles>22</meta:editing-cycles>
    <meta:generator>LibreOffice/5.0.4.2$Linux_X86_64 LibreOffice_project/00m0$Build-2</meta:generator>
    <dc:creator>Michael Balzer</dc:creator>
    <meta:document-statistic meta:table-count="0" meta:image-count="0" meta:object-count="0" meta:page-count="5" meta:paragraph-count="92" meta:word-count="1184" meta:character-count="7011" meta:non-whitespace-character-count="5928"/>
  </office:meta>
</office:document-meta>
</file>